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8000001A84F401508FD91F60C.jpg" manifest:media-type="image/jpeg"/>
  <manifest:file-entry manifest:full-path="Pictures/100002010000018F00000128475705A48B5E26B6.png" manifest:media-type="image/png"/>
  <manifest:file-entry manifest:full-path="Pictures/100320130000294600001E8FE57DECCF3FC1A1B3.svg" manifest:media-type="image/svg+xml"/>
  <manifest:file-entry manifest:full-path="Pictures/10000201000000FA000000AE6CFC0D0E6BF12A4E.png" manifest:media-type="image/png"/>
  <manifest:file-entry manifest:full-path="Pictures/100052430000232100001D92CBFC8AEC7A2160E2.svg" manifest:media-type="image/svg+xml"/>
  <manifest:file-entry manifest:full-path="Pictures/10000201000001540000011EB53199FDB39AEDD1.png" manifest:media-type="image/png"/>
  <manifest:file-entry manifest:full-path="Pictures/1000AF8A00002D8B00001E8F0903B6935C285DC8.svg" manifest:media-type="image/svg+xml"/>
  <manifest:file-entry manifest:full-path="Pictures/100002010000018F00000128D9034AEFE53F4F2C.png" manifest:media-type="image/png"/>
  <manifest:file-entry manifest:full-path="Pictures/10009ECC0000296100001EAA1E7A9940C2E71C6E.svg" manifest:media-type="image/svg+xml"/>
  <manifest:file-entry manifest:full-path="Pictures/10000201000000FA000000AE97E1589EFF0DBCFF.png" manifest:media-type="image/png"/>
  <manifest:file-entry manifest:full-path="Pictures/10000201000001B9000001285507BE084C491EBC.png" manifest:media-type="image/png"/>
  <manifest:file-entry manifest:full-path="Pictures/10000201000000D4000000D4FC5A1EF44589B48B.png" manifest:media-type="image/png"/>
  <manifest:file-entry manifest:full-path="Pictures/1003098B0000294600001E8FC843B681D73F6B74.svg" manifest:media-type="image/svg+xml"/>
  <manifest:file-entry manifest:full-path="Pictures/100002010000019000000129A03BB096F6F0FC4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361cm" fo:min-width="3.098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.399cm" fo:min-width="3.7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72cm" fo:min-width="0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323cm" fo:min-width="3.26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126cm" fo:min-width="3.22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126cm" fo:min-width="3.004cm"/>
      <style:paragraph-properties style:writing-mode="lr-tb"/>
    </style:style>
    <style:style style:name="gr12" style:family="graphic" style:parent-style-name="standard" style:list-style-name="L1">
      <style:graphic-properties draw:textarea-horizontal-align="justify" draw:textarea-vertical-align="middle" draw:auto-grow-height="false" fo:min-height="0.25cm" fo:min-width="3.876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126cm" fo:min-width="3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name="Picture 5" draw:style-name="gr1" draw:text-style-name="P1" draw:layer="layout" svg:width="1.832cm" svg:height="1.899cm" svg:x="2.34cm" svg:y="6.362cm">
            <draw:image xlink:href="Pictures/10000000000001A8000001A84F401508FD91F60C.jpg" xlink:type="simple" xlink:show="embed" xlink:actuate="onLoad" draw:mime-type="image/jpeg">
              <text:p/>
            </draw:image>
            <svg:desc>check_026_00010.png</svg:desc>
          </draw:frame>
          <draw:frame draw:name="Picture 5_4" draw:style-name="gr1" draw:text-style-name="P1" draw:layer="layout" svg:width="1.832cm" svg:height="1.899cm" svg:x="2.84cm" svg:y="6.865cm">
            <draw:image xlink:href="Pictures/10000000000001A8000001A84F401508FD91F60C.jpg" xlink:type="simple" xlink:show="embed" xlink:actuate="onLoad" draw:mime-type="image/jpeg">
              <text:p/>
            </draw:image>
            <svg:desc>check_026_00010.png</svg:desc>
          </draw:frame>
          <draw:frame draw:style-name="gr2" draw:text-style-name="P3" draw:layer="layout" svg:width="8.101cm" svg:height="0.962cm" svg:x="1.1cm" svg:y="8.75cm">
            <draw:text-box>
              <text:p text:style-name="P2">Few integrated buffers files</text:p>
            </draw:text-box>
          </draw:frame>
        </draw:g>
        <draw:frame draw:name="Picture 6" draw:style-name="gr3" draw:text-style-name="P1" draw:layer="layout" svg:width="1.832cm" svg:height="1.899cm" svg:x="2.418cm" svg:y="1.601cm">
          <draw:image xlink:href="Pictures/10000201000000D4000000D4FC5A1EF44589B48B.png" xlink:type="simple" xlink:show="embed" xlink:actuate="onLoad" draw:mime-type="image/png">
            <text:p/>
          </draw:image>
          <svg:desc>check_031_00009.png</svg:desc>
        </draw:frame>
        <draw:frame draw:style-name="gr2" draw:text-style-name="P4" draw:layer="layout" svg:width="6.56cm" svg:height="0.962cm" svg:x="1.441cm" svg:y="3.4cm">
          <draw:text-box>
            <text:p text:style-name="P2">Integrated sample file</text:p>
          </draw:text-box>
        </draw:frame>
        <draw:frame draw:name="Picture 10_8" draw:style-name="gr4" draw:text-style-name="P1" draw:layer="layout" svg:width="2.163cm" svg:height="3.222cm" svg:x="4.75cm" svg:y="1.028cm">
          <draw:image xlink:href="Pictures/10000201000000FA000000AE97E1589EFF0DBCFF.png" xlink:type="simple" xlink:show="embed" xlink:actuate="onLoad" draw:mime-type="image/png">
            <text:p/>
          </draw:image>
          <svg:desc>Graph1.png</svg:desc>
        </draw:frame>
        <draw:frame draw:style-name="gr2" draw:text-style-name="P4" draw:layer="layout" svg:width="0.875cm" svg:height="0.962cm" svg:x="4.35cm" svg:y="2.1cm">
          <draw:text-box>
            <text:p>+</text:p>
          </draw:text-box>
        </draw:frame>
        <draw:frame draw:style-name="gr2" draw:text-style-name="P4" draw:layer="layout" svg:width="0.875cm" svg:height="0.962cm" svg:x="4.551cm" svg:y="7.4cm">
          <draw:text-box>
            <text:p>+</text:p>
          </draw:text-box>
        </draw:frame>
        <draw:g>
          <draw:frame draw:name="Picture 10" draw:style-name="gr3" draw:text-style-name="P1" draw:layer="layout" svg:width="2.163cm" svg:height="3.222cm" svg:x="5cm" svg:y="6.328cm">
            <draw:image xlink:href="Pictures/10000201000000FA000000AE6CFC0D0E6BF12A4E.png" xlink:type="simple" xlink:show="embed" xlink:actuate="onLoad" draw:mime-type="image/png">
              <text:p/>
            </draw:image>
            <svg:desc>Graph1.png</svg:desc>
          </draw:frame>
          <draw:frame draw:name="Picture 10_0" draw:style-name="gr3" draw:text-style-name="P1" draw:layer="layout" svg:width="2.163cm" svg:height="3.222cm" svg:x="5.001cm" svg:y="6.328cm">
            <draw:image xlink:href="Pictures/10000201000000FA000000AE6CFC0D0E6BF12A4E.png" xlink:type="simple" xlink:show="embed" xlink:actuate="onLoad" draw:mime-type="image/png">
              <text:p/>
            </draw:image>
            <svg:desc>Graph1.png</svg:desc>
          </draw:frame>
          <draw:g>
            <draw:frame draw:name="Picture 10_1" draw:style-name="gr3" draw:text-style-name="P1" draw:layer="layout" svg:width="2.163cm" svg:height="3.222cm" svg:x="5.102cm" svg:y="6.228cm">
              <draw:image xlink:href="Pictures/10000201000000FA000000AE6CFC0D0E6BF12A4E.png" xlink:type="simple" xlink:show="embed" xlink:actuate="onLoad" draw:mime-type="image/png">
                <text:p/>
              </draw:image>
              <svg:desc>Graph1.png</svg:desc>
            </draw:frame>
          </draw:g>
        </draw:g>
        <draw:custom-shape draw:style-name="gr5" draw:text-style-name="P5" draw:layer="layout" svg:width="3.831cm" svg:height="1.25cm" svg:x="7.169cm" svg:y="7.266cm">
          <text:p text:style-name="P5">1. <text:span text:style-name="T1">C</text:span><text:span text:style-name="T1">o</text:span><text:span text:style-name="T1">r</text:span><text:span text:style-name="T1">M</text:span><text:span text:style-name="T1">a</text:span><text:span text:style-name="T1">p</text:span></text:p>
          <text:p text:style-name="P2"><text:span text:style-name="T1"/></text:p>
          <text:p text:style-name="P2"><text:span text:style-name="T1"/></text:p>
          <draw:enhanced-geometry svg:viewBox="0 0 21600 21600" draw:text-areas="0 ?f0 ?f5 ?f2" draw:type="right-arrow" draw:modifiers="18900 5525.1798561151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2" draw:layer="layout" svg:width="3.598cm" svg:height="3.029cm" svg:x="11.152cm" svg:y="6.421cm">
          <draw:image xlink:href="Pictures/100052430000232100001D92CBFC8AEC7A2160E2.svg" xlink:type="simple" xlink:show="embed" xlink:actuate="onLoad" draw:mime-type="image/svg+xml">
            <text:p/>
          </draw:image>
          <draw:image xlink:href="Pictures/10000201000001540000011EB53199FDB39AEDD1.png" xlink:type="simple" xlink:show="embed" xlink:actuate="onLoad" draw:mime-type="image/png"/>
        </draw:frame>
        <draw:custom-shape draw:style-name="gr7" draw:text-style-name="P2" draw:layer="layout" svg:width="4.5cm" svg:height="1.25cm" svg:x="8.25cm" svg:y="2.75cm">
          <text:p text:style-name="P2">2. Subtraction</text:p>
          <text:p text:style-name="P2"/>
          <text:p text:style-name="P2">After average</text:p>
          <draw:enhanced-geometry svg:viewBox="0 0 21600 21600" draw:text-areas="0 ?f0 ?f5 ?f2" draw:type="right-arrow" draw:modifiers="19094.6505349465 5197.122302158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" draw:layer="layout" svg:width="1cm" svg:height="2.25cm" svg:x="12.5cm" svg:y="3.75cm">
          <text:p text:style-name="P2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Picture 6_0" draw:style-name="gr3" draw:text-style-name="P1" draw:layer="layout" svg:width="1.832cm" svg:height="1.899cm" svg:x="14.018cm" svg:y="2cm">
          <draw:image xlink:href="Pictures/10000201000000D4000000D4FC5A1EF44589B48B.png" xlink:type="simple" xlink:show="embed" xlink:actuate="onLoad" draw:mime-type="image/png">
            <text:p/>
          </draw:image>
          <svg:desc>check_031_00009.png</svg:desc>
        </draw:frame>
        <draw:custom-shape draw:style-name="gr9" draw:text-style-name="P2" draw:layer="layout" svg:width="4.036cm" svg:height="1.25cm" draw:transform="rotate (-0.40648718278948) translate (17.08cm 2.819cm)">
          <text:p text:style-name="P2">3. <text:span text:style-name="T1">p</text:span><text:span text:style-name="T1">y</text:span><text:span text:style-name="T1">F</text:span><text:span text:style-name="T1">A</text:span><text:span text:style-name="T1">I</text:span></text:p>
          <text:p text:style-name="P2"><text:span text:style-name="T1"/></text:p>
          <text:p text:style-name="P2"><text:span text:style-name="T1"/></text:p>
          <draw:enhanced-geometry svg:viewBox="0 0 21600 21600" draw:text-areas="0 ?f0 ?f5 ?f2" draw:type="right-arrow" draw:modifiers="18418.6604465178 5853.237410071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5.366cm" svg:height="0.962cm" svg:x="12.15cm" svg:y="1.1cm">
          <draw:text-box>
            <text:p text:style-name="P2">Subtracted frame</text:p>
          </draw:text-box>
        </draw:frame>
        <draw:frame draw:style-name="gr6" draw:text-style-name="P2" draw:layer="layout" svg:width="5.362cm" svg:height="3.597cm" svg:x="23.2cm" svg:y="12.903cm">
          <draw:image xlink:href="Pictures/1000AF8A00002D8B00001E8F0903B6935C285DC8.svg" xlink:type="simple" xlink:show="embed" xlink:actuate="onLoad" draw:mime-type="image/svg+xml">
            <text:p/>
          </draw:image>
          <draw:image xlink:href="Pictures/10000201000001B9000001285507BE084C491EBC.png" xlink:type="simple" xlink:show="embed" xlink:actuate="onLoad" draw:mime-type="image/png"/>
        </draw:frame>
        <draw:frame draw:style-name="gr6" draw:text-style-name="P2" draw:layer="layout" svg:width="4.75cm" svg:height="3.517cm" svg:x="15.3cm" svg:y="9.683cm">
          <draw:image xlink:href="Pictures/1003098B0000294600001E8FC843B681D73F6B74.svg" xlink:type="simple" xlink:show="embed" xlink:actuate="onLoad" draw:mime-type="image/svg+xml">
            <text:p/>
          </draw:image>
          <draw:image xlink:href="Pictures/100002010000018F00000128475705A48B5E26B6.png" xlink:type="simple" xlink:show="embed" xlink:actuate="onLoad" draw:mime-type="image/png"/>
        </draw:frame>
        <draw:frame draw:style-name="gr6" draw:text-style-name="P2" draw:layer="layout" svg:width="5.25cm" svg:height="3.891cm" svg:x="14.85cm" svg:y="16.1cm">
          <draw:image xlink:href="Pictures/10009ECC0000296100001EAA1E7A9940C2E71C6E.svg" xlink:type="simple" xlink:show="embed" xlink:actuate="onLoad" draw:mime-type="image/svg+xml">
            <text:p/>
          </draw:image>
          <draw:image xlink:href="Pictures/100002010000019000000129A03BB096F6F0FC44.png" xlink:type="simple" xlink:show="embed" xlink:actuate="onLoad" draw:mime-type="image/png"/>
        </draw:frame>
        <draw:custom-shape draw:style-name="gr10" draw:text-style-name="P2" draw:layer="layout" svg:width="4.25cm" svg:height="0.75cm" draw:transform="rotate (-0.459196126199709) translate (19.782cm 10.794cm)">
          <text:p text:style-name="P2">5. Kratky</text:p>
          <text:p text:style-name="P2"/>
          <text:p text:style-name="P2"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4.379cm" svg:height="1.673cm" svg:x="12.821cm" svg:y="13.4cm">
          <draw:text-box>
            <text:list text:style-name="L1">
              <text:list-item>
                <text:p>Volume</text:p>
              </text:list-item>
              <text:list-item>
                <text:p>Molar mass</text:p>
              </text:list-item>
            </text:list>
          </draw:text-box>
        </draw:frame>
        <draw:frame draw:style-name="gr6" draw:text-style-name="P2" draw:layer="layout" svg:width="6.247cm" svg:height="4.625cm" svg:x="20.6cm" svg:y="3.425cm">
          <draw:image xlink:href="Pictures/100320130000294600001E8FE57DECCF3FC1A1B3.svg" xlink:type="simple" xlink:show="embed" xlink:actuate="onLoad" draw:mime-type="image/svg+xml">
            <text:p/>
          </draw:image>
          <draw:image xlink:href="Pictures/100002010000018F00000128D9034AEFE53F4F2C.png" xlink:type="simple" xlink:show="embed" xlink:actuate="onLoad" draw:mime-type="image/png"/>
        </draw:frame>
        <draw:custom-shape draw:style-name="gr11" draw:text-style-name="P2" draw:layer="layout" svg:width="4.004cm" svg:height="0.75cm" draw:transform="rotate (-1.56137154883413) translate (25.3cm 8.643cm)">
          <text:p text:style-name="P2">4. Guinier<text:line-break/><text:line-break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3.355cm" svg:height="1.673cm" svg:x="24.35cm" svg:y="16.4cm">
          <draw:text-box>
            <text:p text:style-name="P2">Radius of </text:p>
            <text:p text:style-name="P2">gyration</text:p>
          </draw:text-box>
        </draw:frame>
        <draw:custom-shape draw:style-name="gr12" draw:text-style-name="P6" draw:layer="layout" svg:width="5cm" svg:height="1cm" svg:x="17.2cm" svg:y="13.85cm">
          <text:p text:style-name="P6">6. Invariants</text:p>
          <text:p text:style-name="P6"/>
          <text:p text:style-name="P6"/>
          <draw:enhanced-geometry svg:viewBox="0 0 21600 21600" draw:text-areas="?f7 ?f0 21600 ?f2" draw:type="left-arrow" draw:modifiers="4159.32813437313 6775.6243756243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" draw:layer="layout" svg:width="4cm" svg:height="0.75cm" draw:transform="rotate (0.436332312998582) translate (19.45cm 17.04cm)">
          <text:p text:style-name="P2">7. BIFT</text:p>
          <text:p text:style-name="P2"/>
          <text:p text:style-name="P2"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3T15:25:15.739460503</meta:creation-date>
    <dc:date>2022-05-03T16:29:53.578127661</dc:date>
    <meta:editing-duration>PT23M11S</meta:editing-duration>
    <meta:editing-cycles>8</meta:editing-cycles>
    <meta:generator>LibreOffice/7.0.4.2$Linux_X86_64 LibreOffice_project/00$Build-2</meta:generator>
    <meta:document-statistic meta:object-count="31"/>
  </office:meta>
</office:document-meta>
</file>